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10pt" fo:letter-spacing="normal" fo:font-style="normal" fo:font-weight="normal" style:font-size-asian="10pt" style:font-size-complex="10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bold" style:font-size-asian="10pt" style:font-size-complex="10pt"/>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0pt" fo:letter-spacing="normal" fo:font-style="italic" style:text-underline-style="none" fo:font-weight="bold" style:text-blinking="false" fo:background-color="transparent" style:font-size-asian="10pt" style:font-size-complex="10pt"/>
    </style:style>
    <style:style style:name="P9" style:family="paragraph" style:parent-style-name="Table_20_Contents">
      <style:paragraph-properties fo:padding="0in" fo:border="none"/>
    </style:style>
    <style:style style:name="P10" style:family="paragraph" style:parent-style-name="Table_20_Contents">
      <style:paragraph-properties fo:padding="0in" fo:border="none"/>
      <style:text-properties fo:font-size="10pt" style:font-size-asian="10pt" style:font-size-complex="10pt"/>
    </style:style>
    <style:style style:name="P11" style:family="paragraph" style:parent-style-name="Table_20_Contents">
      <style:paragraph-properties fo:text-align="start" style:justify-single-word="false" fo:padding="0in" fo:border="none"/>
      <style:text-properties fo:color="#999999" fo:font-size="10pt" style:font-size-asian="10pt" style:font-size-complex="10pt"/>
    </style:style>
    <style:style style:name="P12" style:family="paragraph" style:parent-style-name="Table_20_Heading">
      <style:paragraph-properties fo:text-align="center" style:justify-single-word="false" fo:padding="0in" fo:border="none"/>
      <style:text-properties fo:font-size="10pt" style:font-size-asian="10pt" style:font-size-complex="10pt"/>
    </style:style>
    <style:style style:name="P13" style:family="paragraph" style:parent-style-name="Table_20_Heading">
      <style:paragraph-properties fo:text-align="end" style:justify-single-word="false" fo:padding="0in" fo:border="none"/>
      <style:text-properties fo:color="#555555" fo:font-size="10pt" style:font-size-asian="10pt" style:font-size-complex="10pt"/>
    </style:style>
    <style:style style:name="P14" style:family="paragraph" style:parent-style-name="Text_20_body">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orphans="2" fo:widows="2"/>
      <style:text-properties fo:font-size="10pt" style:font-size-asian="10pt" style:font-size-complex="10pt"/>
    </style:style>
    <style:style style:name="P17" style:family="paragraph" style:parent-style-name="Text_20_body">
      <style:paragraph-properties fo:margin-top="0in" fo:margin-bottom="0in" fo:orphans="2" fo:widows="2"/>
      <style:text-properties fo:font-variant="normal" fo:text-transform="none" fo:color="#000000" style:font-name="Times New Roman" fo:font-size="10pt" fo:letter-spacing="normal" fo:font-style="normal" fo:font-weight="normal" fo:background-color="transparen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Heading_20_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1"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2" style:family="paragraph" style:parent-style-name="Standard" style:list-style-name="L2">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3" style:family="paragraph" style:parent-style-name="Standard" style:list-style-name="L3">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24"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25"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10pt" fo:letter-spacing="normal" fo:font-style="normal" fo:font-weight="normal" style:font-size-asian="10pt" style:font-size-complex="10pt"/>
    </style:style>
    <style:style style:name="T1" style:family="text">
      <style:text-properties style:text-line-through-style="none" style:text-underline-style="none" style:text-blinking="false"/>
    </style:style>
    <style:style style:name="T2" style:family="text">
      <style:text-properties style:text-line-through-style="none" style:font-name="Courier New" style:text-underline-style="none" style:text-blinking="false"/>
    </style:style>
    <style:style style:name="T3" style:family="text">
      <style:text-properties fo:font-variant="normal" fo:text-transform="none" fo:color="#0645ad" style:text-line-through-style="none" fo:font-size="10pt" fo:font-style="normal" style:text-underline-style="none" fo:font-weight="normal" style:text-blinking="false" style:font-size-asian="10pt" style:font-size-complex="10pt"/>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italic" fo:font-weight="normal"/>
    </style:style>
    <style:style style:name="T6" style:family="text">
      <style:text-properties fo:font-style="italic"/>
    </style:style>
    <style:style style:name="T7" style:family="text">
      <style:text-properties fo:color="#0000ff" style:text-line-through-style="none" style:font-name="Courier New" style:text-underline-style="none" style:text-blinking="false"/>
    </style:style>
    <style:style style:name="T8" style:family="text">
      <style:text-properties fo:color="#010001" style:text-line-through-style="none" style:font-name="Courier New" style:text-underline-style="none" style:text-blinking="false"/>
    </style:style>
    <style:style style:name="T9" style:family="text">
      <style:text-properties fo:color="#008000" style:text-line-through-style="none" style:font-name="Courier New" style:text-underline-style="none" style:text-blinking="false"/>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3">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3"><text:s/></text:p>
      <text:h text:style-name="P7" text:outline-level="2">What's the difference between damping and friction?</text:h>
      <text:p text:style-name="P14">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14">Friction is a force tangent to the contact surface. The friction force has a maximum that is linear to the normal, i.e., the force that presses the objects against each other, (the weight of the object).  The<text:span text:style-name="T6">Friction</text:span> value denotes the Coulomb friction coeffcient, i.e. the ratio of the maximum friction force and the normal force.  A larger <text:span text:style-name="T6">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9" text:outline-level="2"><text:bookmark text:name="What is Anisotropic Friction?"/>What is Anisotropic Friction?</text:h>
      <text:p text:style-name="P16"><text:span text:style-name="T4">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5">Anisotropic</text:span><text:span text:style-name="T4"> button in the </text:span><text:span text:style-name="T5">Real-time</text:span><text:span text:style-name="T4">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1"><text:a xlink:type="simple" xlink:href="http://hyperphysics.phy-astr.gsu.edu/hbase/mechanics/frictire.html"><text:span text:style-name="T10">http://hyperphysics.phy-astr.gsu.edu/hbase/mechanics/frictire.html</text:span></text:a></text:p>
      <text:p text:style-name="P2"/>
      <text:p text:style-name="P2"/>
      <text:p text:style-name="P2">rolling friction:</text:p>
      <text:p text:style-name="P5">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14">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1"><text:a xlink:type="simple" xlink:href="http://hyperphysics.phy-astr.gsu.edu/hbase/frict2.html"><text:span text:style-name="T10">http://hyperphysics.phy-astr.gsu.edu/hbase/frict2.html</text:span></text:a></text:p>
      <text:p text:style-name="P2"/>
      <text:h text:style-name="P6" text:outline-level="4"><text:bookmark text:name="Approximate_coefficients_of_friction"/>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2">Materials</text:p>
          </table:table-cell>
          <table:covered-table-cell/>
          <table:table-cell table:style-name="Table1.C1" table:number-columns-spanned="2" office:value-type="string">
            <text:p text:style-name="P12">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12">Dry &amp; clean</text:p>
          </table:table-cell>
          <table:table-cell table:style-name="Table1.D2" office:value-type="string">
            <text:p text:style-name="P12">Lubricated</text:p>
          </table:table-cell>
        </table:table-row>
        <text:soft-page-break/>
        <table:table-row>
          <table:table-cell table:style-name="Table1.C2" office:value-type="string">
            <text:p text:style-name="P12">Aluminum</text:p>
          </table:table-cell>
          <table:table-cell table:style-name="Table1.C2" office:value-type="string">
            <text:p text:style-name="P12">Steel</text:p>
          </table:table-cell>
          <table:table-cell table:style-name="Table1.C3" office:value-type="string">
            <text:p text:style-name="P10">0.61</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Steel</text:p>
          </table:table-cell>
          <table:table-cell table:style-name="Table1.C3" office:value-type="string">
            <text:p text:style-name="P10">0.53</text:p>
          </table:table-cell>
          <table:table-cell table:style-name="Table1.D3" office:value-type="string">
            <text:p text:style-name="P18"/>
          </table:table-cell>
        </table:table-row>
        <table:table-row>
          <table:table-cell table:style-name="Table1.C2" office:value-type="string">
            <text:p text:style-name="P12">Brass</text:p>
          </table:table-cell>
          <table:table-cell table:style-name="Table1.C2" office:value-type="string">
            <text:p text:style-name="P12">Steel</text:p>
          </table:table-cell>
          <table:table-cell table:style-name="Table1.C3" office:value-type="string">
            <text:p text:style-name="P10">0.51</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Copper</text:p>
          </table:table-cell>
          <table:table-cell table:style-name="Table1.C3" office:value-type="string">
            <text:p text:style-name="P10">1.05</text:p>
          </table:table-cell>
          <table:table-cell table:style-name="Table1.D3" office:value-type="string">
            <text:p text:style-name="P18"/>
          </table:table-cell>
        </table:table-row>
        <table:table-row>
          <table:table-cell table:style-name="Table1.C2" office:value-type="string">
            <text:p text:style-name="P12">Cast iron</text:p>
          </table:table-cell>
          <table:table-cell table:style-name="Table1.C2" office:value-type="string">
            <text:p text:style-name="P12">Zinc</text:p>
          </table:table-cell>
          <table:table-cell table:style-name="Table1.C3" office:value-type="string">
            <text:p text:style-name="P10">0.85</text:p>
          </table:table-cell>
          <table:table-cell table:style-name="Table1.D3" office:value-type="string">
            <text:p text:style-name="P18"/>
          </table:table-cell>
        </table:table-row>
        <table:table-row>
          <table:table-cell table:style-name="Table1.C2" office:value-type="string">
            <text:p text:style-name="P12">Concrete (wet)</text:p>
          </table:table-cell>
          <table:table-cell table:style-name="Table1.C2" office:value-type="string">
            <text:p text:style-name="P12">Rubber</text:p>
          </table:table-cell>
          <table:table-cell table:style-name="Table1.C3" office:value-type="string">
            <text:p text:style-name="P10">0.30</text:p>
          </table:table-cell>
          <table:table-cell table:style-name="Table1.D3" office:value-type="string">
            <text:p text:style-name="P18"/>
          </table:table-cell>
        </table:table-row>
        <table:table-row>
          <table:table-cell table:style-name="Table1.C2" office:value-type="string">
            <text:p text:style-name="P12">Concrete (dry)</text:p>
          </table:table-cell>
          <table:table-cell table:style-name="Table1.C2" office:value-type="string">
            <text:p text:style-name="P12">Rubber</text:p>
          </table:table-cell>
          <table:table-cell table:style-name="Table1.C3" office:value-type="string">
            <text:p text:style-name="P10">1.0</text:p>
          </table:table-cell>
          <table:table-cell table:style-name="Table1.D3" office:value-type="string">
            <text:p text:style-name="P18"/>
          </table:table-cell>
        </table:table-row>
        <table:table-row>
          <table:table-cell table:style-name="Table1.C2" office:value-type="string">
            <text:p text:style-name="P12">Concrete</text:p>
          </table:table-cell>
          <table:table-cell table:style-name="Table1.C2" office:value-type="string">
            <text:p text:style-name="P12">Wood</text:p>
          </table:table-cell>
          <table:table-cell table:style-name="Table1.C3" office:value-type="string">
            <text:p text:style-name="P9"><text:span text:style-name="T10">0.62</text:span><text:bookmark text:name="cite_ref-engHandbook_8-0"/><text:a xlink:type="simple" xlink:href="http://en.wikipedia.org/wiki/Friction#cite_note-engHandbook-8"><text:span text:style-name="T3">[9]</text:span></text:a></text:p>
          </table:table-cell>
          <table:table-cell table:style-name="Table1.D3" office:value-type="string">
            <text:p text:style-name="P18"/>
          </table:table-cell>
        </table:table-row>
        <table:table-row>
          <table:table-cell table:style-name="Table1.C2" office:value-type="string">
            <text:p text:style-name="P12">Copper</text:p>
          </table:table-cell>
          <table:table-cell table:style-name="Table1.C2" office:value-type="string">
            <text:p text:style-name="P12">Glass</text:p>
          </table:table-cell>
          <table:table-cell table:style-name="Table1.C3" office:value-type="string">
            <text:p text:style-name="P10">0.68</text:p>
          </table:table-cell>
          <table:table-cell table:style-name="Table1.D3" office:value-type="string">
            <text:p text:style-name="P18"/>
          </table:table-cell>
        </table:table-row>
        <table:table-row>
          <table:table-cell table:style-name="Table1.C2" office:value-type="string">
            <text:p text:style-name="P12">Glass</text:p>
          </table:table-cell>
          <table:table-cell table:style-name="Table1.C2" office:value-type="string">
            <text:p text:style-name="P12">Glass</text:p>
          </table:table-cell>
          <table:table-cell table:style-name="Table1.C3" office:value-type="string">
            <text:p text:style-name="P10">0.94</text:p>
          </table:table-cell>
          <table:table-cell table:style-name="Table1.D3" office:value-type="string">
            <text:p text:style-name="P18"/>
          </table:table-cell>
        </table:table-row>
        <table:table-row>
          <table:table-cell table:style-name="Table1.C2" office:value-type="string">
            <text:p text:style-name="P12">Metal</text:p>
          </table:table-cell>
          <table:table-cell table:style-name="Table1.C2" office:value-type="string">
            <text:p text:style-name="P12">Wood</text:p>
          </table:table-cell>
          <table:table-cell table:style-name="Table1.C3" office:value-type="string">
            <text:p text:style-name="P9"><text:span text:style-name="T10">0.2–0.6</text:span><text:bookmark text:name="cite_ref-engHandbook_8-1"/><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2"/><text:a xlink:type="simple" xlink:href="http://en.wikipedia.org/wiki/Friction#cite_note-engHandbook-8"><text:span text:style-name="T3">[9]</text:span></text:a></text:p>
          </table:table-cell>
        </table:table-row>
        <table:table-row>
          <table:table-cell table:style-name="Table1.C2" office:value-type="string">
            <text:p text:style-name="P12">Polythene</text:p>
          </table:table-cell>
          <table:table-cell table:style-name="Table1.C2" office:value-type="string">
            <text:p text:style-name="P12">Steel</text:p>
          </table:table-cell>
          <table:table-cell table:style-name="Table1.C3" office:value-type="string">
            <text:p text:style-name="P9"><text:span text:style-name="T10">0.2</text:span><text:bookmark text:name="cite_ref-eng_9-0"/><text:a xlink:type="simple" xlink:href="http://en.wikipedia.org/wiki/Friction#cite_note-eng-9"><text:span text:style-name="T3">[10]</text:span></text:a></text:p>
          </table:table-cell>
          <table:table-cell table:style-name="Table1.D3" office:value-type="string">
            <text:p text:style-name="P9"><text:span text:style-name="T10">0.2</text:span><text:bookmark text:name="cite_ref-eng_9-1"/><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Steel</text:p>
          </table:table-cell>
          <table:table-cell table:style-name="Table1.C3" office:value-type="string">
            <text:p text:style-name="P9"><text:span text:style-name="T10">0.80</text:span><text:bookmark text:name="cite_ref-eng_9-2"/><text:a xlink:type="simple" xlink:href="http://en.wikipedia.org/wiki/Friction#cite_note-eng-9"><text:span text:style-name="T3">[10]</text:span></text:a></text:p>
          </table:table-cell>
          <table:table-cell table:style-name="Table1.D3" office:value-type="string">
            <text:p text:style-name="P9"><text:span text:style-name="T10">0.16</text:span><text:bookmark text:name="cite_ref-eng_9-3"/><text:a xlink:type="simple" xlink:href="http://en.wikipedia.org/wiki/Friction#cite_note-eng-9"><text:span text:style-name="T3">[10]</text:span></text:a></text:p>
          </table:table-cell>
        </table:table-row>
        <table:table-row>
          <table:table-cell table:style-name="Table1.C2" office:value-type="string">
            <text:p text:style-name="P12">Steel</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4"/><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5"/><text:a xlink:type="simple" xlink:href="http://en.wikipedia.org/wiki/Friction#cite_note-eng-9"><text:span text:style-name="T3">[10]</text:span></text:a></text:p>
          </table:table-cell>
        </table:table-row>
        <table:table-row>
          <table:table-cell table:style-name="Table1.C2" office:value-type="string">
            <text:p text:style-name="P12">Teflon</text:p>
          </table:table-cell>
          <table:table-cell table:style-name="Table1.C2" office:value-type="string">
            <text:p text:style-name="P12">Teflon</text:p>
          </table:table-cell>
          <table:table-cell table:style-name="Table1.C3" office:value-type="string">
            <text:p text:style-name="P9"><text:span text:style-name="T10">0.04</text:span><text:bookmark text:name="cite_ref-eng_9-6"/><text:a xlink:type="simple" xlink:href="http://en.wikipedia.org/wiki/Friction#cite_note-eng-9"><text:span text:style-name="T3">[10]</text:span></text:a></text:p>
          </table:table-cell>
          <table:table-cell table:style-name="Table1.D3" office:value-type="string">
            <text:p text:style-name="P9"><text:span text:style-name="T10">0.04</text:span><text:bookmark text:name="cite_ref-eng_9-7"/><text:a xlink:type="simple" xlink:href="http://en.wikipedia.org/wiki/Friction#cite_note-eng-9"><text:span text:style-name="T3">[10]</text:span></text:a></text:p>
          </table:table-cell>
        </table:table-row>
        <table:table-row>
          <table:table-cell table:style-name="Table1.C2" office:value-type="string">
            <text:p text:style-name="P12">Wood</text:p>
          </table:table-cell>
          <table:table-cell table:style-name="Table1.C2" office:value-type="string">
            <text:p text:style-name="P12">Wood</text:p>
          </table:table-cell>
          <table:table-cell table:style-name="Table1.C3" office:value-type="string">
            <text:p text:style-name="P9"><text:span text:style-name="T10">0.25–0.5</text:span><text:bookmark text:name="cite_ref-engHandbook_8-3"/><text:a xlink:type="simple" xlink:href="http://en.wikipedia.org/wiki/Friction#cite_note-engHandbook-8"><text:span text:style-name="T3">[9]</text:span></text:a></text:p>
          </table:table-cell>
          <table:table-cell table:style-name="Table1.D3" office:value-type="string">
            <text:p text:style-name="P9"><text:span text:style-name="T10">0.2 (wet)</text:span><text:bookmark text:name="cite_ref-engHandbook_8-4"/><text:a xlink:type="simple" xlink:href="http://en.wikipedia.org/wiki/Friction#cite_note-engHandbook-8"><text:span text:style-name="T3">[9]</text:span></text:a></text:p>
          </table:table-cell>
        </table:table-row>
      </table:table>
      <text:p text:style-name="P15">From wikipedia<text:line-break/></text:p>
      <text:p text:style-name="P2"/>
      <text:p text:style-name="P2"/>
      <text:p text:style-name="P2">form factor: </text:p>
      <text:list xml:id="list268114264" text:style-name="L1">
        <text:list-item>
          <text:list>
            <text:list-item>
              <text:p text:style-name="P21">all the mass is in the center<text:line-break/>0.4 the body is solid (with homogeneous density)<text:line-break/>1.0 all the mass is in the surface (hollow body)</text:p>
              <text:p text:style-name="P24"><text:a xlink:type="simple" xlink:href="http://blenderartists.org/forum/archive/index.php/t-138645.html"><text:span text:style-name="T10">http://blenderartists.org/forum/archive/index.php/t-138645.html</text:span></text:a></text:p>
            </text:list-item>
          </text:list>
        </text:list-item>
      </text:list>
      <text:p text:style-name="P2"/>
      <text:p text:style-name="P2">vehicle modeling with constraints</text:p>
      <text:p text:style-name="P1"><text:a xlink:type="simple" xlink:href="http://bulletphysics.org/Bullet/phpBB3/viewtopic.php?f=9&amp;t=7074"><text:span text:style-name="T10">http://bulletphysics.org/Bullet/phpBB3/viewtopic.php?f=9&amp;t=7074</text:span></text:a></text:p>
      <text:p text:style-name="P2"/>
      <text:p text:style-name="P2">maddock document on ray cast vehicle simulation</text:p>
      <text:p text:style-name="P1"><text:a xlink:type="simple" xlink:href="https://docs.google.com/document/edit?id=18edpOwtGgCwNyvakS78jxMajCuezotCU_0iezcwiFQc"><text:span text:style-name="T10">https://docs.google.com/document/edit?id=18edpOwtGgCwNyvakS78jxMajCuezotCU_0iezcwiFQc</text:span></text:a></text:p>
      <text:p text:style-name="P2"/>
      <text:p text:style-name="P2"><text:a xlink:type="simple" xlink:href="http://www.tutorialsforblender3d.com/Game_Engine/Vehicle/Vehicle_1.html">http://www.tutorialsforblender3d.com/Game_Engine/Vehicle/Vehicle_1.html</text:a> – gives axis setup for bullet vehicles</text:p>
      <text:p text:style-name="P2"/>
      <text:p text:style-name="P2"/>
      <text:p text:style-name="P2">vehicles:</text:p>
      <text:p text:style-name="P2"><text:a xlink:type="simple" xlink:href="http://blenderartists.org/forum/showthread.php?145569-TURBO-the-sequel-to-4X4&amp;highlight=friction">http://blenderartists.org/forum/showthread.php?145569-TURBO-the-sequel-to-4X4&amp;highlight=friction</text:a></text:p>
      <text:p text:style-name="P2"/>
      <text:p text:style-name="P2"/>
      <text:h text:style-name="P8" text:outline-level="2"><text:bookmark text:name="internal-source-marker_0.63118483312428"/>Calculating the Slip Angle</text:h>
      <text:p text:style-name="P17"><text:span text:style-name="T1">Pacejka uses the slip angle to calculate the maximum friction force.</text:span><text:line-break/><text:line-break/><text:span text:style-name="T1">              </text:span><text:span text:style-name="T7">const</text:span><text:span text:style-name="T1"> </text:span><text:span text:style-name="T8">btRigidBody</text:span><text:span text:style-name="T2">* </text:span><text:span text:style-name="T7">const</text:span><text:span text:style-name="T1"> </text:span><text:span text:style-name="T8">chassis</text:span><text:span text:style-name="T1"> </text:span><text:span text:style-name="T2">= </text:span><text:span text:style-name="T8">vehicle</text:span><text:span text:style-name="T2">-&gt;</text:span><text:span text:style-name="T8">getRigidBody</text:span><text:span text:style-name="T2">();</text:span><text:line-break/><text:span text:style-name="T1">              </text:span><text:span text:style-name="T7">const</text:span><text:span text:style-name="T1"> </text:span><text:span text:style-name="T8">btWheelInfo</text:span><text:span text:style-name="T2">&amp; </text:span><text:span text:style-name="T8">wheel_info</text:span><text:span text:style-name="T1"> </text:span><text:span text:style-name="T2">= </text:span><text:span text:style-name="T8">vehicle</text:span><text:span text:style-name="T2">-&gt;</text:span><text:span text:style-name="T8">getWheelInfo</text:span><text:span text:style-name="T2">(</text:span><text:span text:style-name="T8">i</text:span><text:span text:style-name="T2">);</text:span><text:line-break/><text:span text:style-name="T1">              </text:span><text:span text:style-name="T9">// Calculate velocity of wheel wrt ground</text:span><text:line-break/><text:span text:style-name="T1">              </text:span><text:span text:style-name="T8">btVector3</text:span><text:span text:style-name="T1"> </text:span><text:span text:style-name="T8">rel_pos1</text:span><text:span text:style-name="T1"> </text:span><text:span text:style-name="T2">= </text:span><text:span text:style-name="T8">wheel_info</text:span><text:span text:style-name="T2">.</text:span><text:span text:style-name="T8">m_raycastInfo</text:span><text:span text:style-name="T2">.</text:span><text:span text:style-name="T8">m_contactPointWS</text:span><text:span text:style-name="T1"> </text:span><text:span text:style-name="T2">- </text:span><text:span text:style-name="T8">chassis</text:span><text:span text:style-name="T2">-</text:span><text:soft-page-break/><text:span text:style-name="T2">&gt;</text:span><text:span text:style-name="T8">getCenterOfMassPosition</text:span><text:span text:style-name="T2">();</text:span><text:line-break/><text:span text:style-name="T1">              </text:span><text:span text:style-name="T8">btVector3</text:span><text:span text:style-name="T1"> </text:span><text:span text:style-name="T8">vel</text:span><text:span text:style-name="T1"> </text:span><text:span text:style-name="T2">= </text:span><text:span text:style-name="T8">chassis</text:span><text:span text:style-name="T2">-&gt;</text:span><text:span text:style-name="T8">getVelocityInLocalPoint</text:span><text:span text:style-name="T2">(</text:span><text:span text:style-name="T8">rel_pos1</text:span><text:span text:style-name="T2">);</text:span><text:line-break/><text:span text:style-name="T1"> </text:span><text:line-break/><text:span text:style-name="T1">              </text:span><text:span text:style-name="T9">// Calculate velocity in x &amp; y</text:span><text:line-break/><text:span text:style-name="T1">              </text:span><text:span text:style-name="T8">btScalar</text:span><text:span text:style-name="T1"> </text:span><text:span text:style-name="T8">vz</text:span><text:span text:style-name="T1"> </text:span><text:span text:style-name="T2">= -</text:span><text:span text:style-name="T8">vehicle</text:span><text:span text:style-name="T2">-&gt;</text:span><text:span text:style-name="T8">getForward</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span text:style-name="T8">btScalar</text:span><text:span text:style-name="T1"> </text:span><text:span text:style-name="T8">vx</text:span><text:span text:style-name="T1"> </text:span><text:span text:style-name="T2">= </text:span><text:span text:style-name="T8">vehicle</text:span><text:span text:style-name="T2">-&gt;</text:span><text:span text:style-name="T8">getAxle</text:span><text:span text:style-name="T2">(</text:span><text:span text:style-name="T8">i</text:span><text:span text:style-name="T2">).</text:span><text:span text:style-name="T8">dot</text:span><text:span text:style-name="T2">(</text:span><text:span text:style-name="T8">vel</text:span><text:span text:style-name="T2">);</text:span><text:line-break/><text:span text:style-name="T1"> </text:span><text:line-break/><text:span text:style-name="T1">              </text:span><text:span text:style-name="T9">// Calculate slip angle of wheel.</text:span><text:line-break/><text:span text:style-name="T1">              </text:span><text:span text:style-name="T8">btScalar</text:span><text:span text:style-name="T1"> </text:span><text:span text:style-name="T8">slip_angle</text:span><text:span text:style-name="T1"> </text:span><text:span text:style-name="T2">= </text:span><text:span text:style-name="T8">btAtan2</text:span><text:span text:style-name="T2">(</text:span><text:span text:style-name="T8">vx</text:span><text:span text:style-name="T2">, </text:span><text:span text:style-name="T8">btFabs</text:span><text:span text:style-name="T2">(</text:span><text:span text:style-name="T8">vz</text:span><text:span text:style-name="T2">));</text:span><text:line-break/><text:span text:style-name="T1"> </text:span></text:p>
      <text:p text:style-name="P2"/>
      <text:p text:style-name="P2">accuracy of USARSim</text:p>
      <text:p text:style-name="P1"><text:a xlink:type="simple" xlink:href="http://www.mit.edu/~robbel/PerMIS07.Final_Pepper.pdf"><text:span text:style-name="T10">http://www.mit.edu/~robbel/PerMIS07.Final_Pepper.pdf</text:span></text:a></text:p>
      <text:p text:style-name="P2"/>
      <text:p text:style-name="P2"/>
      <text:p text:style-name="P2"/>
      <text:p text:style-name="P2">models:</text:p>
      <text:p text:style-name="P2"/>
      <text:p text:style-name="P1"><text:a xlink:type="simple" xlink:href="http://www.edgedsign.com/Peoples_Street_MOUT_database.html"><text:span text:style-name="T10">http://www.edgedsign.com/Peoples_Street_MOUT_database.html</text:span></text:a></text:p>
      <text:p text:style-name="P2"/>
      <text:p text:style-name="P2"/>
      <text:p text:style-name="P2"/>
      <text:p text:style-name="P2"/>
      <text:p text:style-name="P2">blender constraint types</text:p>
      <text:p text:style-name="P2"><text:line-break/></text:p>
      <table:table table:name="Table2" table:style-name="Table2">
        <table:table-column table:style-name="Table2.A"/>
        <table:table-column table:style-name="Table2.B"/>
        <table:table-row>
          <table:table-cell table:style-name="Table2.A1" office:value-type="string">
            <text:p text:style-name="P13">Type :</text:p>
          </table:table-cell>
          <table:table-cell table:style-name="Table2.A1" office:value-type="string">
            <text:p text:style-name="P11">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2"/>
      <text:p text:style-name="P4">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text:p text:style-name="P2"/>
      <text:p text:style-name="P2"/>
      <text:p text:style-name="P2"/>
      <text:p text:style-name="P2">accessing constraints in python code</text:p>
      <text:p text:style-name="P1"><text:a xlink:type="simple" xlink:href="http://blenderartists.org/forum/showthread.php?212843-Change-rigid-body-constraint-properties-while-game-running"><text:span text:style-name="T10">http://blenderartists.org/forum/showthread.php?212843-Change-rigid-body-constraint-properties-while-game-running</text:span></text:a></text:p>
      <text:p text:style-name="P2">only constraints created in code can be accessed</text:p>
      <text:p text:style-name="P2"/>
      <text:p text:style-name="P2">working on adding constraints to build vehicle in code</text:p>
      <text:p text:style-name="P1"><text:a xlink:type="simple" xlink:href="http://www.tutorialsforblender3d.com/GameModule/ClassKX_PyConstraintBinding_1f.html"><text:span text:style-name="T10">http://www.tutorialsforblender3d.com/GameModule/ClassKX_PyConstraintBinding_1f.html</text:span></text:a></text:p>
      <text:p text:style-name="P2"/>
      <text:p text:style-name="P4">Vehicle Model Comparisons</text:p>
      <text:p text:style-name="P2"/>
      <text:p text:style-name="P2">static data – physics constraints on wheels</text:p>
      <text:p text:style-name="P2">time</text:p>
      <text:p text:style-name="P2"><text:s/>81.7260</text:p>
      <text:p text:style-name="P2">avg vel</text:p>
      <text:p text:style-name="P2"><text:s text:c="4"/>0.0040</text:p>
      <text:p text:style-name="P2">std dev vel</text:p>
      <text:p text:style-name="P2"><text:s text:c="4"/>0.0021</text:p>
      <text:p text:style-name="P2"/>
      <text:p text:style-name="P2"/>
      <text:p text:style-name="P2">wheels spread – friction = 1.5</text:p>
      <text:p text:style-name="P2">actual elapsed time:</text:p>
      <text:p text:style-name="P2"><text:s text:c="3"/>93.0820</text:p>
      <text:p text:style-name="P2">avg vel</text:p>
      <text:p text:style-name="P2"><text:s text:c="4"/>0.0046</text:p>
      <text:p text:style-name="P2">std dev vel</text:p>
      <text:p text:style-name="P2"><text:s text:c="4"/>0.0022</text:p>
      <text:p text:style-name="P2"/>
      <text:p text:style-name="P2">wheels spread – friction = 50</text:p>
      <text:p text:style-name="P2">actual elapsed time:</text:p>
      <text:p text:style-name="P2"><text:s text:c="3"/>52.3590</text:p>
      <text:p text:style-name="P2">avg vel</text:p>
      <text:p text:style-name="P2"><text:s text:c="4"/>0.0061</text:p>
      <text:p text:style-name="P2">std dev vel</text:p>
      <text:p text:style-name="P2"><text:s text:c="4"/>0.0020</text:p>
      <text:p text:style-name="P2"/>
      <text:p text:style-name="P2">wheels not attached</text:p>
      <text:p text:style-name="P2">actual elapsed time:</text:p>
      <text:p text:style-name="P2"><text:s text:c="3"/>98.4610</text:p>
      <text:p text:style-name="P2">avg vel</text:p>
      <text:p text:style-name="P2"><text:s text:c="3"/>2.5513e-04</text:p>
      <text:p text:style-name="P2">std dev vel</text:p>
      <text:p text:style-name="P2"><text:s text:c="4"/>0.0016</text:p>
      <text:p text:style-name="P2"/>
      <text:p text:style-name="P2"/>
      <text:p text:style-name="P2"/>
      <text:p text:style-name="P2">troubleshooting</text:p>
      <text:p text:style-name="P2"/>
      <text:list xml:id="list681779014" text:style-name="L2">
        <text:list-item>
          <text:p text:style-name="P22">vehicle flies apart</text:p>
          <text:p text:style-name="P22">collision between wheels and body</text:p>
          <text:p text:style-name="P22">set wheels to no collision or disable linked collisions between wheels and body</text:p>
        </text:list-item>
        <text:list-item>
          <text:p text:style-name="P22">segmentation fault building vehicle</text:p>
          <text:list>
            <text:list-item>
              <text:list>
                <text:list-header>
                  <text:p text:style-name="P22">vehicle body is not a rigid body – static?</text:p>
                </text:list-header>
              </text:list>
            </text:list-item>
          </text:list>
        </text:list-item>
      </text:list>
      <text:p text:style-name="P2"/>
      <text:p text:style-name="P2">Wheels need to rotate around x-axis for physics model</text:p>
      <text:p text:style-name="P2">need to rotate about z? For vehicle model</text:p>
      <text:p text:style-name="P2">screenshots showing local coordinate frame</text:p>
      <text:p text:style-name="P2">frames shown on the object don't matter<text:tab/></text:p>
      <text:p text:style-name="P2">but segway wheels are set to rotate around z? <text:s/></text:p>
      <text:p text:style-name="P2">Have to rotate around z to use cylinder physics model</text:p>
      <text:p text:style-name="P2"/>
      <text:p text:style-name="P2">what is the coordinate system for v/omega actuators?</text:p>
      <text:p text:style-name="P2"/>
      <text:p text:style-name="P2">Can I use set parent to add wheels to vehicle for normal robot type</text:p>
      <text:p text:style-name="P2"/>
      <text:p text:style-name="P2"/>
      <text:p text:style-name="P4">Questions that need answering:</text:p>
      <text:list xml:id="list1670931707" text:style-name="L3">
        <text:list-item>
          <text:p text:style-name="P23">What do the friction numbers mean? <text:s/>How does friction from two surfaces combine?</text:p>
        </text:list-item>
        <text:list-item>
          <text:p text:style-name="P23">How do you access the physics settings from python? - get material and do material.physics.friction?</text:p>
        </text:list-item>
        <text:list-item>
          <text:p text:style-name="P23">What does the radius property in the physics settings mean?</text:p>
        </text:list-item>
        <text:list-item>
          <text:p text:style-name="P23">Can I determine the radius of a wheel from code? Look at angular vs linear velocity</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8-02T20:48:01</dc:date>
    <dc:creator>David Hodo</dc:creator>
    <meta:editing-duration>PT12H29S</meta:editing-duration>
    <meta:editing-cycles>17</meta:editing-cycles>
    <meta:generator>LibreOffice/3.3$Unix LibreOffice_project/330m19$Build-301</meta:generator>
    <meta:document-statistic meta:table-count="2" meta:image-count="1" meta:object-count="0" meta:page-count="6" meta:paragraph-count="158" meta:word-count="1305" meta:character-count="10329"/>
  </office:meta>
</office:document-meta>
</file>